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1.316cm" draw:caption-point-x="-0.61cm" draw:caption-point-y="1.51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714cm" svg:y="22.216cm" draw:caption-point-x="-0.61cm" draw:caption-point-y="1.51cm">
              <dc:date>2012-01-02T00:00:00</dc:date>
              <text:p text:style-name="P1">Will need (at least) support for querying border color in right format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" table:style-name="ce2" office:value-type="string">
            <text:p>N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3.858cm" svg:y="23.116cm" draw:caption-point-x="-0.61cm" draw:caption-point-y="1.51cm">
              <dc:date>2012-01-02T00:00:00</dc:date>
              <text:p text:style-name="P1"><text:span text:style-name="T1">Need to check that COMPARE_REF_TO_TEXTURE overwrites COMPARE_R_TO_TEXTURE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566cm" draw:caption-point-x="-0.61cm" draw:caption-point-y="1.51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566cm" draw:caption-point-x="-0.61cm" draw:caption-point-y="1.51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4.015cm" draw:caption-point-x="-0.61cm" draw:caption-point-y="1.5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815cm" draw:caption-point-x="-0.61cm" draw:caption-point-y="1.51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7.165cm" draw:caption-point-x="-0.61cm" draw:caption-point-y="1.51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614cm" draw:caption-point-x="-0.61cm" draw:caption-point-y="1.5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8.063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8.063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8.063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964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51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51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563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861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661cm" draw:caption-point-x="-0.61cm" draw:caption-point-y="1.51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2012/01/02</text:date>, <text:time>14:3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02T14:38:57</dc:date>
    <dc:creator>Bruce Merry</dc:creator>
    <meta:editing-duration>PT8H52M42S</meta:editing-duration>
    <meta:editing-cycles>105</meta:editing-cycles>
    <meta:generator>LibreOffice/3.4$Unix LibreOffice_project/340m1$Build-402</meta:generator>
    <meta:document-statistic meta:table-count="1" meta:cell-count="1351" meta:object-count="0"/>
  </office:meta>
</office:document-meta>
</file>